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/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70"/>
    <style:style style:name="ce4" style:family="table-cell" style:parent-style-name="Default">
      <style:text-properties fo:color="#999999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 style:data-style-name="N70">
      <style:text-properties fo:color="#999999"/>
    </style:style>
    <style:style style:name="ce9" style:family="table-cell" style:parent-style-name="Default" style:data-style-name="N70">
      <style:table-cell-properties fo:background-color="#81d41a"/>
    </style:style>
    <style:style style:name="ce21" style:family="table-cell" style:parent-style-name="Default">
      <style:text-properties fo:color="#999999"/>
    </style:style>
    <style:style style:name="ce22" style:family="table-cell" style:parent-style-name="Default">
      <style:table-cell-properties fo:background-color="#81d41a"/>
    </style:style>
    <style:style style:name="ce23" style:family="table-cell" style:parent-style-name="Default" style:data-style-name="N70">
      <style:table-cell-properties fo:background-color="#81d41a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 style:data-style-name="N70"/>
    <style:style style:name="ce28" style:family="table-cell" style:parent-style-name="Default" style:data-style-name="N70">
      <style:text-properties fo:color="#999999"/>
    </style:style>
    <style:style style:name="ce29" style:family="table-cell" style:parent-style-name="Default" style:data-style-name="N0"/>
    <style:style style:name="ce3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32209.904975" calcext:value-type="float">
            <text:p>32209.904975</text:p>
          </table:table-cell>
          <table:table-cell table:formula="of:=[.H2]/24/365" office:value-type="float" office:value="3.67692979166667" calcext:value-type="float">
            <text:p>3.67692979166667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perorder_lvl_order_suborder_Paleognathae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2"/>
          <table:table-cell table:style-name="ce28"/>
          <table:table-cell table:style-name="ce21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perorder_lvl_order_suborder_Mirandornithes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2"/>
          <table:table-cell table:style-name="ce28"/>
          <table:table-cell table:style-name="ce21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Accipitriformes <text:s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56" calcext:value-type="float">
            <text:p>15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Anser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31" calcext:value-type="float">
            <text:p>33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Apodiformes <text:s text:c="5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Bucerot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aprimulgiformes 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iconi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8"/>
          <table:table-cell table:style-name="ce21" office:value-type="string" calcext:value-type="string">
            <text:p>s</text:p>
          </table:table-cell>
          <table:table-cell table:style-name="ce21" table:number-columns-repeated="1009"/>
        </table:table-row>
        <table:table-row table:style-name="ro1">
          <table:table-cell table:style-name="ce21" office:value-type="float" office:value="266" calcext:value-type="float">
            <text:p>26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olumb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49" calcext:value-type="float">
            <text:p>14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oraci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34" calcext:value-type="float">
            <text:p>13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ucul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Falcon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265" calcext:value-type="float">
            <text:p>26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Galliformes <text:s text:c="5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Musophagiformes <text:s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Otidiformes <text:s text:c="5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elecan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odicipediformes 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rocellariiformes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41" calcext:value-type="float">
            <text:p>34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sittac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terocl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Sphenisciformes <text:s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Strig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Suliformes <text:s text:c="6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Tinam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Trogoniformes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Buceroti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Charadrii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Grui <text:s text:c="7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19" calcext:value-type="float">
            <text:p>11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Ralli <text:s text:c="6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Scolopaci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perfam_lvl_fam_Menuroidea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50.88889" calcext:value-type="float">
            <text:p>50.88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9.99389" calcext:value-type="float">
            <text:p>39.99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57.25667" calcext:value-type="float">
            <text:p>57.256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52.92556" calcext:value-type="float">
            <text:p>52.925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7.18944" calcext:value-type="float">
            <text:p>47.18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9.62278" calcext:value-type="float">
            <text:p>49.622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9.8975" calcext:value-type="float">
            <text:p>39.89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54.17833" calcext:value-type="float">
            <text:p>54.178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62.19722" calcext:value-type="float">
            <text:p>62.197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55.69444" calcext:value-type="float">
            <text:p>55.69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53.1175" calcext:value-type="float">
            <text:p>53.11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53.83056" calcext:value-type="float">
            <text:p>53.830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51.9325" calcext:value-type="float">
            <text:p>51.93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5.25278" calcext:value-type="float">
            <text:p>45.252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1" calcext:value-type="float">
            <text:p>4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4.53639" calcext:value-type="float">
            <text:p>44.536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1.30389" calcext:value-type="float">
            <text:p>41.30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1.93361" calcext:value-type="float">
            <text:p>41.93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9.05028" calcext:value-type="float">
            <text:p>49.050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1.75528" calcext:value-type="float">
            <text:p>41.755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7.15694" calcext:value-type="float">
            <text:p>47.156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1.69" calcext:value-type="float">
            <text:p>41.6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1.77806" calcext:value-type="float">
            <text:p>41.77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8.5525" calcext:value-type="float">
            <text:p>48.55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52.06056" calcext:value-type="float">
            <text:p>52.060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4.83694" calcext:value-type="float">
            <text:p>44.836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1.69611" calcext:value-type="float">
            <text:p>41.696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1.05944" calcext:value-type="float">
            <text:p>41.05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1.46444" calcext:value-type="float">
            <text:p>41.46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1.63972" calcext:value-type="float">
            <text:p>41.63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6.4725" calcext:value-type="float">
            <text:p>46.47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1.19111" calcext:value-type="float">
            <text:p>41.191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81167" calcext:value-type="float">
            <text:p>37.811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1.73944" calcext:value-type="float">
            <text:p>41.73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1.72083" calcext:value-type="float">
            <text:p>41.720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1.34333" calcext:value-type="float">
            <text:p>41.343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1.72333" calcext:value-type="float">
            <text:p>41.723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table:style-name="ce25" office:value-type="float" office:value="37.70417" calcext:value-type="float">
            <text:p>37.7041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41.66583" calcext:value-type="float">
            <text:p>41.665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table:style-name="ce25" office:value-type="float" office:value="37.81167" calcext:value-type="float">
            <text:p>37.811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table:style-name="ce25" office:value-type="float" office:value="37.72806" calcext:value-type="float">
            <text:p>37.72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table:style-name="ce25" office:value-type="float" office:value="37.66361" calcext:value-type="float">
            <text:p>37.66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table:style-name="ce25" office:value-type="float" office:value="37.77306" calcext:value-type="float">
            <text:p>37.773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table:style-name="ce25" office:value-type="float" office:value="37.82556" calcext:value-type="float">
            <text:p>37.825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table:style-name="ce25" office:value-type="float" office:value="37.70389" calcext:value-type="float">
            <text:p>37.70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table:style-name="ce25" office:value-type="float" office:value="37.80417" calcext:value-type="float">
            <text:p>37.8041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table:style-name="ce25" office:value-type="float" office:value="37.6675" calcext:value-type="float">
            <text:p>37.66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table:style-name="ce25" office:value-type="float" office:value="37.79556" calcext:value-type="float">
            <text:p>37.795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table:style-name="ce25" office:value-type="float" office:value="55.22083" calcext:value-type="float">
            <text:p>55.220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23"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27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27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27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195" calcext:value-type="float">
            <text:p>54.195</text:p>
          </table:table-cell>
          <table:table-cell office:value-type="string" calcext:value-type="string">
            <text:p>05/04/2022 – 13:1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Ids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37667" calcext:value-type="float">
            <text:p>42.376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30" office:value-type="string" calcext:value-type="string">
            <text:p>47:38: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43167" calcext:value-type="float">
            <text:p>43.431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30" office:value-type="string" calcext:value-type="string">
            <text:p>42:22: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4389" calcext:value-type="float">
            <text:p>47.54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4" calcext:value-type="float">
            <text:p>88458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9889" calcext:value-type="float">
            <text:p>38.29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5" calcext:value-type="float">
            <text:p>88458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5" calcext:value-type="float">
            <text:p>47.29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6" calcext:value-type="float">
            <text:p>88458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1667" calcext:value-type="float">
            <text:p>45.8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7" calcext:value-type="float">
            <text:p>88458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23222" calcext:value-type="float">
            <text:p>4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8" calcext:value-type="float">
            <text:p>88458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74" calcext:value-type="float">
            <text:p>47.7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9" calcext:value-type="float">
            <text:p>88458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33611" calcext:value-type="float">
            <text:p>43.3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0" calcext:value-type="float">
            <text:p>88458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278" calcext:value-type="float">
            <text:p>43.76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1" calcext:value-type="float">
            <text:p>88458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52361" calcext:value-type="float">
            <text:p>42.52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2" calcext:value-type="float">
            <text:p>88458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9389" calcext:value-type="float">
            <text:p>32.09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3" calcext:value-type="float">
            <text:p>88458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3111" calcext:value-type="float">
            <text:p>32.23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4" calcext:value-type="float">
            <text:p>88458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7778" calcext:value-type="float">
            <text:p>45.47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5" calcext:value-type="float">
            <text:p>88458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39917" calcext:value-type="float">
            <text:p>42.39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6" calcext:value-type="float">
            <text:p>88458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64639" calcext:value-type="float">
            <text:p>42.6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7" calcext:value-type="float">
            <text:p>88458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10167" calcext:value-type="float">
            <text:p>47.10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8" calcext:value-type="float">
            <text:p>88458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50.92472" calcext:value-type="float">
            <text:p>50.9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9" calcext:value-type="float">
            <text:p>88458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01389" calcext:value-type="float">
            <text:p>46.013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3" calcext:value-type="float">
            <text:p>88691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9.20028" calcext:value-type="float">
            <text:p>49.20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4" calcext:value-type="float">
            <text:p>88691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3.835" calcext:value-type="float">
            <text:p>43.83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5" calcext:value-type="float">
            <text:p>88691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4.54" calcext:value-type="float">
            <text:p>44.5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6" calcext:value-type="float">
            <text:p>88691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3.06806" calcext:value-type="float">
            <text:p>43.06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7" calcext:value-type="float">
            <text:p>88691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3.82667" calcext:value-type="float">
            <text:p>43.826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8" calcext:value-type="float">
            <text:p>88691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3.05556" calcext:value-type="float">
            <text:p>43.05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9" calcext:value-type="float">
            <text:p>88691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4.18139" calcext:value-type="float">
            <text:p>44.181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0" calcext:value-type="float">
            <text:p>88691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3.39" calcext:value-type="float">
            <text:p>43.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1" calcext:value-type="float">
            <text:p>88691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4.49139" calcext:value-type="float">
            <text:p>44.491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2" calcext:value-type="float">
            <text:p>88691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4.44806" calcext:value-type="float">
            <text:p>44.44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3" calcext:value-type="float">
            <text:p>88691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2.47111" calcext:value-type="float">
            <text:p>42.4711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4" calcext:value-type="float">
            <text:p>88691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7.29056" calcext:value-type="float">
            <text:p>47.29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5" calcext:value-type="float">
            <text:p>88691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1.67028" calcext:value-type="float">
            <text:p>41.67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6" calcext:value-type="float">
            <text:p>88691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2.60444" calcext:value-type="float">
            <text:p>42.604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7" calcext:value-type="float">
            <text:p>88691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4.4375" calcext:value-type="float">
            <text:p>44.437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8" calcext:value-type="float">
            <text:p>88691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1.26389" calcext:value-type="float">
            <text:p>41.263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9" calcext:value-type="float">
            <text:p>88691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1.07028" calcext:value-type="float">
            <text:p>41.07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0" calcext:value-type="float">
            <text:p>88691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4.90389" calcext:value-type="float">
            <text:p>44.903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1" calcext:value-type="float">
            <text:p>88691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6.87944" calcext:value-type="float">
            <text:p>46.87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2" calcext:value-type="float">
            <text:p>88691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5.15222" calcext:value-type="float">
            <text:p>45.152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3" calcext:value-type="float">
            <text:p>88691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37.34528" calcext:value-type="float">
            <text:p>37.345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4" calcext:value-type="float">
            <text:p>88691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3.37861" calcext:value-type="float">
            <text:p>43.37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5" calcext:value-type="float">
            <text:p>88691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3.36944" calcext:value-type="float">
            <text:p>43.36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6" calcext:value-type="float">
            <text:p>88691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24" office:value-type="string" calcext:value-type="string">
            <text:p>MISSING</text:p>
          </table:table-cell>
          <table:table-cell/>
          <table:table-cell office:value-type="string" calcext:value-type="string">
            <text:p>28/04/2022 – 11:14</text:p>
          </table:table-cell>
          <table:table-cell table:style-name="ce26" office:value-type="string" calcext:value-type="string">
            <text:p><text:s/></text:p>
          </table:table-cell>
          <table:table-cell office:value-type="float" office:value="8869197" calcext:value-type="float">
            <text:p>88691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5.9425" calcext:value-type="float">
            <text:p>45.942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8" calcext:value-type="float">
            <text:p>88691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39.94417" calcext:value-type="float">
            <text:p>39.94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9" calcext:value-type="float">
            <text:p>88691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6.92833" calcext:value-type="float">
            <text:p>46.9283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0" calcext:value-type="float">
            <text:p>88692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39.65694" calcext:value-type="float">
            <text:p>39.656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1" calcext:value-type="float">
            <text:p>88692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2.88861" calcext:value-type="float">
            <text:p>42.88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2" calcext:value-type="float">
            <text:p>88692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7.23778" calcext:value-type="float">
            <text:p>47.2377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3" calcext:value-type="float">
            <text:p>88692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7.20306" calcext:value-type="float">
            <text:p>47.203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4" calcext:value-type="float">
            <text:p>88692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6.91556" calcext:value-type="float">
            <text:p>46.91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5" calcext:value-type="float">
            <text:p>88692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2.73611" calcext:value-type="float">
            <text:p>42.7361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6" calcext:value-type="float">
            <text:p>88692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3.21806" calcext:value-type="float">
            <text:p>43.21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7" calcext:value-type="float">
            <text:p>88692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38.03" calcext:value-type="float">
            <text:p>38.0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8" calcext:value-type="float">
            <text:p>88692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38.17528" calcext:value-type="float">
            <text:p>38.175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9" calcext:value-type="float">
            <text:p>88692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3.44056" calcext:value-type="float">
            <text:p>43.44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0" calcext:value-type="float">
            <text:p>88692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5.49056" calcext:value-type="float">
            <text:p>45.49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1" calcext:value-type="float">
            <text:p>88692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5.69028" calcext:value-type="float">
            <text:p>45.69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2" calcext:value-type="float">
            <text:p>88692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1.69806" calcext:value-type="float">
            <text:p>41.69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3" calcext:value-type="float">
            <text:p>88692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7.10944" calcext:value-type="float">
            <text:p>47.10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4" calcext:value-type="float">
            <text:p>88692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7.25806" calcext:value-type="float">
            <text:p>47.25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5" calcext:value-type="float">
            <text:p>88692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4.61944" calcext:value-type="float">
            <text:p>44.61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6" calcext:value-type="float">
            <text:p>88692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38.60028" calcext:value-type="float">
            <text:p>38.60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7" calcext:value-type="float">
            <text:p>88692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38.56722" calcext:value-type="float">
            <text:p>38.567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8" calcext:value-type="float">
            <text:p>88692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6.24056" calcext:value-type="float">
            <text:p>46.24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9" calcext:value-type="float">
            <text:p>88692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1.30194" calcext:value-type="float">
            <text:p>41.301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0" calcext:value-type="float">
            <text:p>88692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3.50194" calcext:value-type="float">
            <text:p>43.501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1" calcext:value-type="float">
            <text:p>88692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4.78972" calcext:value-type="float">
            <text:p>44.7897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2" calcext:value-type="float">
            <text:p>88692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2.61889" calcext:value-type="float">
            <text:p>42.618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3" calcext:value-type="float">
            <text:p>88692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8.90889" calcext:value-type="float">
            <text:p>48.908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4" calcext:value-type="float">
            <text:p>88692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1.22" calcext:value-type="float">
            <text:p>41.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5" calcext:value-type="float">
            <text:p>88692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58.26417" calcext:value-type="float">
            <text:p>58.26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6" calcext:value-type="float">
            <text:p>88692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7.4925" calcext:value-type="float">
            <text:p>47.492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7" calcext:value-type="float">
            <text:p>88692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31.71083" calcext:value-type="float">
            <text:p>31.7108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8" calcext:value-type="float">
            <text:p>88692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6.67833" calcext:value-type="float">
            <text:p>46.6783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9" calcext:value-type="float">
            <text:p>88692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31.75028" calcext:value-type="float">
            <text:p>31.75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0" calcext:value-type="float">
            <text:p>88692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31.25694" calcext:value-type="float">
            <text:p>31.256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1" calcext:value-type="float">
            <text:p>88692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5.08417" calcext:value-type="float">
            <text:p>45.08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2" calcext:value-type="float">
            <text:p>88692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32.31861" calcext:value-type="float">
            <text:p>32.31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3" calcext:value-type="float">
            <text:p>88692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34.93306" calcext:value-type="float">
            <text:p>34.933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4" calcext:value-type="float">
            <text:p>88692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32.76167" calcext:value-type="float">
            <text:p>32.761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5" calcext:value-type="float">
            <text:p>88692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1.10278" calcext:value-type="float">
            <text:p>41.1027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6" calcext:value-type="float">
            <text:p>88692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5.83139" calcext:value-type="float">
            <text:p>45.831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7" calcext:value-type="float">
            <text:p>88692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57.0275" calcext:value-type="float">
            <text:p>57.027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8" calcext:value-type="float">
            <text:p>88692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3.09861" calcext:value-type="float">
            <text:p>43.09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9" calcext:value-type="float">
            <text:p>88692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35.87167" calcext:value-type="float">
            <text:p>35.871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0" calcext:value-type="float">
            <text:p>88692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1.055" calcext:value-type="float">
            <text:p>41.05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1" calcext:value-type="float">
            <text:p>88692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3.07472" calcext:value-type="float">
            <text:p>43.0747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2" calcext:value-type="float">
            <text:p>88692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57.65556" calcext:value-type="float">
            <text:p>57.65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3" calcext:value-type="float">
            <text:p>88692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50.65861" calcext:value-type="float">
            <text:p>50.65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4" calcext:value-type="float">
            <text:p>88692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5.76444" calcext:value-type="float">
            <text:p>45.764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5" calcext:value-type="float">
            <text:p>88692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1.44667" calcext:value-type="float">
            <text:p>41.446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6" calcext:value-type="float">
            <text:p>88692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51.92889" calcext:value-type="float">
            <text:p>51.928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7" calcext:value-type="float">
            <text:p>88692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7.40306" calcext:value-type="float">
            <text:p>47.403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8" calcext:value-type="float">
            <text:p>88692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1.46333" calcext:value-type="float">
            <text:p>41.4633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9" calcext:value-type="float">
            <text:p>88692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5.93556" calcext:value-type="float">
            <text:p>45.93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0" calcext:value-type="float">
            <text:p>88692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8.56222" calcext:value-type="float">
            <text:p>48.562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1" calcext:value-type="float">
            <text:p>88692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6" office:value-type="float" office:value="44.72417" calcext:value-type="float">
            <text:p>44.72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2" calcext:value-type="float">
            <text:p>88692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05" calcext:value-type="float">
            <text:p>32.20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0" calcext:value-type="float">
            <text:p>88458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444" calcext:value-type="float">
            <text:p>32.194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1" calcext:value-type="float">
            <text:p>88458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4472" calcext:value-type="float">
            <text:p>32.24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2" calcext:value-type="float">
            <text:p>88458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8972" calcext:value-type="float">
            <text:p>32.089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3" calcext:value-type="float">
            <text:p>88458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99639" calcext:value-type="float">
            <text:p>38.996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4" calcext:value-type="float">
            <text:p>88458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222" calcext:value-type="float">
            <text:p>32.132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5" calcext:value-type="float">
            <text:p>88458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333" calcext:value-type="float">
            <text:p>32.1333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6" calcext:value-type="float">
            <text:p>88458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0028" calcext:value-type="float">
            <text:p>47.500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7" calcext:value-type="float">
            <text:p>88458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0861" calcext:value-type="float">
            <text:p>38.2086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8" calcext:value-type="float">
            <text:p>88458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7944" calcext:value-type="float">
            <text:p>40.479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9" calcext:value-type="float">
            <text:p>88458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0" calcext:value-type="float">
            <text:p>88458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6.68806" calcext:value-type="float">
            <text:p>66.68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1" calcext:value-type="float">
            <text:p>88458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4917" calcext:value-type="float">
            <text:p>45.949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2" calcext:value-type="float">
            <text:p>88458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972" calcext:value-type="float">
            <text:p>43.879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3" calcext:value-type="float">
            <text:p>88458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806" calcext:value-type="float">
            <text:p>32.15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4" calcext:value-type="float">
            <text:p>88458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0778" calcext:value-type="float">
            <text:p>32.10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5" calcext:value-type="float">
            <text:p>88458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4111" calcext:value-type="float">
            <text:p>32.141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6" calcext:value-type="float">
            <text:p>88458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111" calcext:value-type="float">
            <text:p>32.151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7" calcext:value-type="float">
            <text:p>88458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7389" calcext:value-type="float">
            <text:p>32.173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8" calcext:value-type="float">
            <text:p>88458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4639" calcext:value-type="float">
            <text:p>32.146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9" calcext:value-type="float">
            <text:p>88458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278" calcext:value-type="float">
            <text:p>32.182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0" calcext:value-type="float">
            <text:p>88458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611" calcext:value-type="float">
            <text:p>32.156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1" calcext:value-type="float">
            <text:p>88458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45722" calcext:value-type="float">
            <text:p>32.45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2" calcext:value-type="float">
            <text:p>88458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1667" calcext:value-type="float">
            <text:p>32.21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3" calcext:value-type="float">
            <text:p>88458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361" calcext:value-type="float">
            <text:p>32.1836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4" calcext:value-type="float">
            <text:p>88458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1583" calcext:value-type="float">
            <text:p>37.61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5" calcext:value-type="float">
            <text:p>88458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8167" calcext:value-type="float">
            <text:p>32.281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6" calcext:value-type="float">
            <text:p>88458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7028" calcext:value-type="float">
            <text:p>32.070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7" calcext:value-type="float">
            <text:p>88458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12806" calcext:value-type="float">
            <text:p>42.12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8" calcext:value-type="float">
            <text:p>88458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9" calcext:value-type="float">
            <text:p>88458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472" calcext:value-type="float">
            <text:p>32.13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0" calcext:value-type="float">
            <text:p>88458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2472" calcext:value-type="float">
            <text:p>32.22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1" calcext:value-type="float">
            <text:p>88458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90417" calcext:value-type="float">
            <text:p>38.904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2" calcext:value-type="float">
            <text:p>88458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035" calcext:value-type="float">
            <text:p>41.03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3" calcext:value-type="float">
            <text:p>88458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8944" calcext:value-type="float">
            <text:p>32.089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4" calcext:value-type="float">
            <text:p>88458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5" calcext:value-type="float">
            <text:p>88458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3222" calcext:value-type="float">
            <text:p>32.232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6" calcext:value-type="float">
            <text:p>88458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056" calcext:value-type="float">
            <text:p>32.150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7" calcext:value-type="float">
            <text:p>88458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8" calcext:value-type="float">
            <text:p>88458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9" calcext:value-type="float">
            <text:p>88458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0" calcext:value-type="float">
            <text:p>88458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925" calcext:value-type="float">
            <text:p>43.792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1" calcext:value-type="float">
            <text:p>88458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23194" calcext:value-type="float">
            <text:p>46.23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2" calcext:value-type="float">
            <text:p>88458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8.32194" calcext:value-type="float">
            <text:p>68.32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3" calcext:value-type="float">
            <text:p>88458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11194" calcext:value-type="float">
            <text:p>36.11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4" calcext:value-type="float">
            <text:p>88458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194" calcext:value-type="float">
            <text:p>41.44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5" calcext:value-type="float">
            <text:p>88458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4528" calcext:value-type="float">
            <text:p>43.645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6" calcext:value-type="float">
            <text:p>88458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" calcext:value-type="float">
            <text:p>32.1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7" calcext:value-type="float">
            <text:p>88458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1583" calcext:value-type="float">
            <text:p>32.11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8" calcext:value-type="float">
            <text:p>88458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889" calcext:value-type="float">
            <text:p>32.18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9" calcext:value-type="float">
            <text:p>88458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0139" calcext:value-type="float">
            <text:p>32.201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0" calcext:value-type="float">
            <text:p>88458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611" calcext:value-type="float">
            <text:p>32.136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1" calcext:value-type="float">
            <text:p>88458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4028" calcext:value-type="float">
            <text:p>32.240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2" calcext:value-type="float">
            <text:p>88458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1694" calcext:value-type="float">
            <text:p>32.216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3" calcext:value-type="float">
            <text:p>88458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778" calcext:value-type="float">
            <text:p>32.19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4" calcext:value-type="float">
            <text:p>88458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5" calcext:value-type="float">
            <text:p>88458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6167" calcext:value-type="float">
            <text:p>32.261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6" calcext:value-type="float">
            <text:p>88458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2333" calcext:value-type="float">
            <text:p>32.2233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7" calcext:value-type="float">
            <text:p>88458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0722" calcext:value-type="float">
            <text:p>32.20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8" calcext:value-type="float">
            <text:p>88458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7472" calcext:value-type="float">
            <text:p>38.27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9" calcext:value-type="float">
            <text:p>88458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1889" calcext:value-type="float">
            <text:p>32.31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0" calcext:value-type="float">
            <text:p>88458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00083" calcext:value-type="float">
            <text:p>43.000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1" calcext:value-type="float">
            <text:p>88458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583" calcext:value-type="float">
            <text:p>32.19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2" calcext:value-type="float">
            <text:p>88458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38444" calcext:value-type="float">
            <text:p>40.384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3" calcext:value-type="float">
            <text:p>88458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55778" calcext:value-type="float">
            <text:p>39.55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4" calcext:value-type="float">
            <text:p>88458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56444" calcext:value-type="float">
            <text:p>42.564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5" calcext:value-type="float">
            <text:p>88458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605" calcext:value-type="float">
            <text:p>42.60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6" calcext:value-type="float">
            <text:p>88458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722" calcext:value-type="float">
            <text:p>41.94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7" calcext:value-type="float">
            <text:p>88458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8.93806" calcext:value-type="float">
            <text:p>68.93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8" calcext:value-type="float">
            <text:p>88458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19167" calcext:value-type="float">
            <text:p>43.191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9" calcext:value-type="float">
            <text:p>88458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5639" calcext:value-type="float">
            <text:p>41.956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0" calcext:value-type="float">
            <text:p>88458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3889" calcext:value-type="float">
            <text:p>41.93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1" calcext:value-type="float">
            <text:p>88458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6.06083" calcext:value-type="float">
            <text:p>66.060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2" calcext:value-type="float">
            <text:p>88458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36917" calcext:value-type="float">
            <text:p>47.369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3" calcext:value-type="float">
            <text:p>88458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13556" calcext:value-type="float">
            <text:p>43.135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4" calcext:value-type="float">
            <text:p>88458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5667" calcext:value-type="float">
            <text:p>32.05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5" calcext:value-type="float">
            <text:p>88458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2083" calcext:value-type="float">
            <text:p>32.120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6" calcext:value-type="float">
            <text:p>88458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75" calcext:value-type="float">
            <text:p>32.187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7" calcext:value-type="float">
            <text:p>88458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3583" calcext:value-type="float">
            <text:p>51.33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8" calcext:value-type="float">
            <text:p>88458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917" calcext:value-type="float">
            <text:p>32.189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9" calcext:value-type="float">
            <text:p>88458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2722" calcext:value-type="float">
            <text:p>32.22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0" calcext:value-type="float">
            <text:p>88459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7194" calcext:value-type="float">
            <text:p>41.27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1" calcext:value-type="float">
            <text:p>88459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86889" calcext:value-type="float">
            <text:p>38.86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2" calcext:value-type="float">
            <text:p>88459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2556" calcext:value-type="float">
            <text:p>32.125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3" calcext:value-type="float">
            <text:p>88459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23194" calcext:value-type="float">
            <text:p>42.23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4" calcext:value-type="float">
            <text:p>88459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5" calcext:value-type="float">
            <text:p>88459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8778" calcext:value-type="float">
            <text:p>32.08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6" calcext:value-type="float">
            <text:p>88459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83111" calcext:value-type="float">
            <text:p>42.831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7" calcext:value-type="float">
            <text:p>88459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1278" calcext:value-type="float">
            <text:p>32.212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8" calcext:value-type="float">
            <text:p>88459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9" calcext:value-type="float">
            <text:p>88459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1556" calcext:value-type="float">
            <text:p>32.215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10" calcext:value-type="float">
            <text:p>88459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5111" calcext:value-type="float">
            <text:p>41.6511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3" calcext:value-type="float">
            <text:p>88692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3.64972" calcext:value-type="float">
            <text:p>33.6497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4" calcext:value-type="float">
            <text:p>88692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3917" calcext:value-type="float">
            <text:p>45.639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5" calcext:value-type="float">
            <text:p>88692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6" calcext:value-type="float">
            <text:p>88692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7056" calcext:value-type="float">
            <text:p>42.070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5" calcext:value-type="float">
            <text:p>88459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0917" calcext:value-type="float">
            <text:p>32.10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6" calcext:value-type="float">
            <text:p>88459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8639" calcext:value-type="float">
            <text:p>32.08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7" calcext:value-type="float">
            <text:p>88459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6389" calcext:value-type="float">
            <text:p>32.16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8" calcext:value-type="float">
            <text:p>88459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9306" calcext:value-type="float">
            <text:p>41.393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9" calcext:value-type="float">
            <text:p>88459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09944" calcext:value-type="float">
            <text:p>43.099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4" calcext:value-type="float">
            <text:p>89232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93639" calcext:value-type="float">
            <text:p>42.9363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5" calcext:value-type="float">
            <text:p>89232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5222" calcext:value-type="float">
            <text:p>43.552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6" calcext:value-type="float">
            <text:p>89232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5167" calcext:value-type="float">
            <text:p>48.051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7" calcext:value-type="float">
            <text:p>89232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2944" calcext:value-type="float">
            <text:p>44.129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8" calcext:value-type="float">
            <text:p>89232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3333" calcext:value-type="float">
            <text:p>49.233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9" calcext:value-type="float">
            <text:p>89232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6806" calcext:value-type="float">
            <text:p>46.56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0" calcext:value-type="float">
            <text:p>89232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2583" calcext:value-type="float">
            <text:p>43.825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1" calcext:value-type="float">
            <text:p>89232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2225" calcext:value-type="float">
            <text:p>44.222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2" calcext:value-type="float">
            <text:p>89232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84583" calcext:value-type="float">
            <text:p>44.845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3" calcext:value-type="float">
            <text:p>89232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11806" calcext:value-type="float">
            <text:p>47.11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4" calcext:value-type="float">
            <text:p>89232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528" calcext:value-type="float">
            <text:p>49.795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5" calcext:value-type="float">
            <text:p>89232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74028" calcext:value-type="float">
            <text:p>44.740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6" calcext:value-type="float">
            <text:p>89232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3.985" calcext:value-type="float">
            <text:p>33.98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7" calcext:value-type="float">
            <text:p>89232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44194" calcext:value-type="float">
            <text:p>32.441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8" calcext:value-type="float">
            <text:p>89232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8417" calcext:value-type="float">
            <text:p>45.884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9" calcext:value-type="float">
            <text:p>89232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77917" calcext:value-type="float">
            <text:p>44.779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0" calcext:value-type="float">
            <text:p>89232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4167" calcext:value-type="float">
            <text:p>50.541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1" calcext:value-type="float">
            <text:p>89232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389" calcext:value-type="float">
            <text:p>44.013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2" calcext:value-type="float">
            <text:p>89232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806" calcext:value-type="float">
            <text:p>41.94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3" calcext:value-type="float">
            <text:p>89232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972" calcext:value-type="float">
            <text:p>48.3497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4" calcext:value-type="float">
            <text:p>89232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4.95111" calcext:value-type="float">
            <text:p>34.9511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5" calcext:value-type="float">
            <text:p>89232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556" calcext:value-type="float">
            <text:p>32.155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6" calcext:value-type="float">
            <text:p>89232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955" calcext:value-type="float">
            <text:p>38.95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7" calcext:value-type="float">
            <text:p>89232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07833" calcext:value-type="float">
            <text:p>45.078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8" calcext:value-type="float">
            <text:p>89232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9444" calcext:value-type="float">
            <text:p>32.39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9" calcext:value-type="float">
            <text:p>89232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56333" calcext:value-type="float">
            <text:p>45.563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0" calcext:value-type="float">
            <text:p>89232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19611" calcext:value-type="float">
            <text:p>42.1961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1" calcext:value-type="float">
            <text:p>89232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39556" calcext:value-type="float">
            <text:p>42.395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2" calcext:value-type="float">
            <text:p>89232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6444" calcext:value-type="float">
            <text:p>44.56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3" calcext:value-type="float">
            <text:p>89232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333" calcext:value-type="float">
            <text:p>45.823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4" calcext:value-type="float">
            <text:p>89232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3167" calcext:value-type="float">
            <text:p>45.931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5" calcext:value-type="float">
            <text:p>89232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7028" calcext:value-type="float">
            <text:p>39.970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6" calcext:value-type="float">
            <text:p>89232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694" calcext:value-type="float">
            <text:p>49.356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7" calcext:value-type="float">
            <text:p>89232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19083" calcext:value-type="float">
            <text:p>42.190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8" calcext:value-type="float">
            <text:p>89232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05278" calcext:value-type="float">
            <text:p>53.0527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9" calcext:value-type="float">
            <text:p>89232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12722" calcext:value-type="float">
            <text:p>47.12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0" calcext:value-type="float">
            <text:p>89232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8806" calcext:value-type="float">
            <text:p>49.78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1" calcext:value-type="float">
            <text:p>89232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60056" calcext:value-type="float">
            <text:p>38.600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2" calcext:value-type="float">
            <text:p>89232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93583" calcext:value-type="float">
            <text:p>40.935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3" calcext:value-type="float">
            <text:p>89232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93472" calcext:value-type="float">
            <text:p>40.9347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4" calcext:value-type="float">
            <text:p>89232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2" calcext:value-type="float">
            <text:p>32.3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5" calcext:value-type="float">
            <text:p>89232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7625" calcext:value-type="float">
            <text:p>40.762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6" calcext:value-type="float">
            <text:p>89232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01806" calcext:value-type="float">
            <text:p>41.01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7" calcext:value-type="float">
            <text:p>89232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89444" calcext:value-type="float">
            <text:p>32.89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8" calcext:value-type="float">
            <text:p>89232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3722" calcext:value-type="float">
            <text:p>32.33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9" calcext:value-type="float">
            <text:p>89232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1444" calcext:value-type="float">
            <text:p>45.21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0" calcext:value-type="float">
            <text:p>89232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16194" calcext:value-type="float">
            <text:p>45.161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1" calcext:value-type="float">
            <text:p>89232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84306" calcext:value-type="float">
            <text:p>42.843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2" calcext:value-type="float">
            <text:p>89232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9333" calcext:value-type="float">
            <text:p>49.593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3" calcext:value-type="float">
            <text:p>89232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32056" calcext:value-type="float">
            <text:p>52.320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4" calcext:value-type="float">
            <text:p>89232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6667" calcext:value-type="float">
            <text:p>46.566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5" calcext:value-type="float">
            <text:p>89232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6917" calcext:value-type="float">
            <text:p>46.369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6" calcext:value-type="float">
            <text:p>89232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05528" calcext:value-type="float">
            <text:p>45.055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7" calcext:value-type="float">
            <text:p>89232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8" calcext:value-type="float">
            <text:p>47.4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8" calcext:value-type="float">
            <text:p>89232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6944" calcext:value-type="float">
            <text:p>47.469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9" calcext:value-type="float">
            <text:p>89232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20306" calcext:value-type="float">
            <text:p>48.203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0" calcext:value-type="float">
            <text:p>89232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92694" calcext:value-type="float">
            <text:p>42.926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1" calcext:value-type="float">
            <text:p>89232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583" calcext:value-type="float">
            <text:p>49.575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2" calcext:value-type="float">
            <text:p>89232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37028" calcext:value-type="float">
            <text:p>47.370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3" calcext:value-type="float">
            <text:p>89232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5833" calcext:value-type="float">
            <text:p>44.058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4" calcext:value-type="float">
            <text:p>89232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7389" calcext:value-type="float">
            <text:p>44.373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5" calcext:value-type="float">
            <text:p>89232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83861" calcext:value-type="float">
            <text:p>42.8386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6" calcext:value-type="float">
            <text:p>89232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14167" calcext:value-type="float">
            <text:p>38.141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7" calcext:value-type="float">
            <text:p>89232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4139" calcext:value-type="float">
            <text:p>49.7413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8" calcext:value-type="float">
            <text:p>89232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57722" calcext:value-type="float">
            <text:p>42.57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9" calcext:value-type="float">
            <text:p>89232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7639" calcext:value-type="float">
            <text:p>46.9763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0" calcext:value-type="float">
            <text:p>89233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8861" calcext:value-type="float">
            <text:p>46.5886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1" calcext:value-type="float">
            <text:p>89233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8556" calcext:value-type="float">
            <text:p>46.585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2" calcext:value-type="float">
            <text:p>89233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54556" calcext:value-type="float">
            <text:p>40.545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3" calcext:value-type="float">
            <text:p>89233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52778" calcext:value-type="float">
            <text:p>40.5277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4" calcext:value-type="float">
            <text:p>89233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667" calcext:value-type="float">
            <text:p>50.456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5" calcext:value-type="float">
            <text:p>89233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111" calcext:value-type="float">
            <text:p>50.0211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6" calcext:value-type="float">
            <text:p>89233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6278" calcext:value-type="float">
            <text:p>53.5627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7" calcext:value-type="float">
            <text:p>89233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47722" calcext:value-type="float">
            <text:p>52.47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8" calcext:value-type="float">
            <text:p>89233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355" calcext:value-type="float">
            <text:p>40.35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9" calcext:value-type="float">
            <text:p>89233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4.21306" calcext:value-type="float">
            <text:p>34.213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0" calcext:value-type="float">
            <text:p>89233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9667" calcext:value-type="float">
            <text:p>32.096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1" calcext:value-type="float">
            <text:p>89233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375" calcext:value-type="float">
            <text:p>50.737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2" calcext:value-type="float">
            <text:p>89233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4778" calcext:value-type="float">
            <text:p>44.0477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3" calcext:value-type="float">
            <text:p>89233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475" calcext:value-type="float">
            <text:p>44.347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4" calcext:value-type="float">
            <text:p>89233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06917" calcext:value-type="float">
            <text:p>43.069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5" calcext:value-type="float">
            <text:p>89233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5889" calcext:value-type="float">
            <text:p>45.458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6" calcext:value-type="float">
            <text:p>89233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78944" calcext:value-type="float">
            <text:p>44.789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7" calcext:value-type="float">
            <text:p>89233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1444" calcext:value-type="float">
            <text:p>41.91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8" calcext:value-type="float">
            <text:p>89233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60833" calcext:value-type="float">
            <text:p>44.608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9" calcext:value-type="float">
            <text:p>89233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01917" calcext:value-type="float">
            <text:p>43.019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0" calcext:value-type="float">
            <text:p>89233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99694" calcext:value-type="float">
            <text:p>42.996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1" calcext:value-type="float">
            <text:p>89233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7111" calcext:value-type="float">
            <text:p>49.6711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2" calcext:value-type="float">
            <text:p>89233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96722" calcext:value-type="float">
            <text:p>38.96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3" calcext:value-type="float">
            <text:p>89233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8833" calcext:value-type="float">
            <text:p>49.188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4" calcext:value-type="float">
            <text:p>89233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76889" calcext:value-type="float">
            <text:p>39.768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5" calcext:value-type="float">
            <text:p>89233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31389" calcext:value-type="float">
            <text:p>43.313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6" calcext:value-type="float">
            <text:p>89233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76472" calcext:value-type="float">
            <text:p>39.7647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7" calcext:value-type="float">
            <text:p>89233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056" calcext:value-type="float">
            <text:p>32.130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8" calcext:value-type="float">
            <text:p>89233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889" calcext:value-type="float">
            <text:p>32.158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9" calcext:value-type="float">
            <text:p>89233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25" calcext:value-type="float">
            <text:p>32.182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0" calcext:value-type="float">
            <text:p>89233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5139" calcext:value-type="float">
            <text:p>32.0513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1" calcext:value-type="float">
            <text:p>89233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6222" calcext:value-type="float">
            <text:p>32.162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2" calcext:value-type="float">
            <text:p>89233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6861" calcext:value-type="float">
            <text:p>32.1686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3" calcext:value-type="float">
            <text:p>89233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083" calcext:value-type="float">
            <text:p>32.130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4" calcext:value-type="float">
            <text:p>89233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50level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31/05/2022 – 16:28</text:p>
          </table:table-cell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50level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31/05/2022 – 16:28</text:p>
          </table:table-cell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50level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31/05/2022 – 16:28</text:p>
          </table:table-cell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32" calcext:value-type="float">
            <text:p>9084632</text:p>
          </table:table-cell>
          <table:table-cell/>
          <table:table-cell office:value-type="string" calcext:value-type="string">
            <text:p>TO LONG!</text:p>
          </table:table-cell>
          <table:table-cell table:number-columns-repeated="1011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33" calcext:value-type="float">
            <text:p>90846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34" calcext:value-type="float">
            <text:p>90846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35" calcext:value-type="float">
            <text:p>90846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36" calcext:value-type="float">
            <text:p>90846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37" calcext:value-type="float">
            <text:p>90846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38" calcext:value-type="float">
            <text:p>90846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39" calcext:value-type="float">
            <text:p>90846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string" calcext:value-type="string">
            <text:p>06/06/2022 – 11:39</text:p>
          </table:table-cell>
          <table:table-cell/>
          <table:table-cell office:value-type="float" office:value="9084640" calcext:value-type="float">
            <text:p>90846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3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5:49:37.1553094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3.2$Linux_X86_64 LibreOffice_project/30$Build-2</meta:generator>
    <dc:date>2022-06-09T14:01:56.353512801</dc:date>
    <meta:editing-duration>P5DT19H1M49S</meta:editing-duration>
    <meta:editing-cycles>250</meta:editing-cycles>
    <meta:document-statistic meta:table-count="1" meta:cell-count="9385" meta:object-count="0"/>
  </office:meta>
</office:document-meta>
</file>